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1" fo:font-size="12pt" fo:font-style="normal" style:font-size-asian="12pt" style:font-style-asian="normal" style:font-size-complex="12pt" style:font-style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1" fo:font-size="12pt" fo:font-style="italic" style:font-size-asian="12pt" style:font-style-asian="italic" style:font-size-complex="12pt" style:font-style-complex="italic"/>
    </style:style>
    <style:style style:name="P6" style:family="paragraph" style:parent-style-name="Standard">
      <style:paragraph-properties fo:text-align="center" style:justify-single-word="false"/>
      <style:text-properties style:font-name="Times New Roman1" fo:font-size="10pt" fo:font-style="normal" style:font-size-asian="10pt" style:font-style-asian="normal" style:font-size-complex="10pt" style:font-style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1" fo:font-size="10pt" fo:font-style="normal" style:font-size-asian="10pt" style:font-style-asian="normal" style:font-size-complex="10pt" style:font-style-complex="normal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T1" style:family="text">
      <style:text-properties style:font-name="Times New Roman1"/>
    </style:style>
    <style:style style:name="T2" style:family="text">
      <style:text-properties style:font-name="Times New Roman1" fo:font-style="normal" style:font-style-asian="normal" style:font-style-complex="normal"/>
    </style:style>
    <style:style style:name="T3" style:family="text">
      <style:text-properties style:font-name="Times New Roman1" fo:font-style="italic" style:font-style-asian="italic" style:font-style-complex="italic"/>
    </style:style>
    <style:style style:name="T4" style:family="text">
      <style:text-properties style:font-name="Times New Roman1" fo:font-size="10pt" style:font-size-asian="10pt" style:font-size-complex="10pt"/>
    </style:style>
    <style:style style:name="T5" style:family="text">
      <style:text-properties style:font-name="Times New Roman1" fo:font-size="10pt" fo:font-style="normal" style:font-size-asian="10pt" style:font-style-asian="normal" style:font-size-complex="10pt" style:font-style-complex="normal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style="italic" style:font-style-asian="italic" style:font-style-complex="italic"/>
    </style:style>
    <style:style style:name="T8" style:family="text">
      <style:text-properties style:font-name="Times New Roman" fo:font-style="normal" style:font-style-asian="normal" style:font-style-complex="normal"/>
    </style:style>
    <style:style style:name="T9" style:family="text">
      <style:text-properties style:font-name="Times New Roman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span text:style-name="T1">[</text:span><text:span text:style-name="T6">: Čo ten vtáčik povedá, :</text:span><text:span text:style-name="T1">]</text:span></text:p>
      <text:p text:style-name="P9"><text:span text:style-name="T4"><text:tab/><text:tab/><text:tab/><text:tab/><text:tab/><text:tab/> <text:s/></text:span><text:span text:style-name="T9">(tam v)</text:span></text:p>
      <text:p text:style-name="P2"><text:span text:style-name="T6">ej, čo </text:span><text:span text:style-name="T7">na </text:span><text:span text:style-name="T8">hore sedá;</text:span></text:p>
      <text:p text:style-name="P3"><text:tab/><text:tab/><text:tab/><text:tab/><text:tab/> <text:s text:c="2"/>(ktorá)</text:p>
      <text:p text:style-name="P2"><text:span text:style-name="T2">[: </text:span><text:span text:style-name="T3">kerá </text:span><text:span text:style-name="T2">panna dvoch ľúbi,:]</text:span></text:p>
      <text:p text:style-name="P4">ej, že je každá bledá!</text:p>
      <text:p text:style-name="P4"/>
      <text:p text:style-name="P4">[: To je, vtáčik, to je lež,:]</text:p>
      <text:p text:style-name="P6">(ver' nie)</text:p>
      <text:p text:style-name="P2"><text:span text:style-name="T2">ej, to je </text:span><text:span text:style-name="T3">neni </text:span><text:span text:style-name="T2">pravda,</text:span></text:p>
      <text:p text:style-name="P7"><text:tab/><text:tab/><text:tab/><text:tab/><text:tab/> <text:s/>(i) <text:s text:c="4"/>(teraz) <text:s text:c="2"/></text:p>
      <text:p text:style-name="P2"><text:span text:style-name="T2">[: </text:span><text:span text:style-name="T3">a </text:span><text:span text:style-name="T2">já </text:span><text:span text:style-name="T3">sama </text:span><text:span text:style-name="T2">dvoch ľúbim, :]</text:span></text:p>
      <text:p text:style-name="P11"><text:span text:style-name="T5"><text:tab/><text:tab/><text:tab/><text:tab/><text:tab/> <text:s text:c="10"/>(predsa) <text:s text:c="5"/>(nie)</text:span></text:p>
      <text:p text:style-name="P2"><text:span text:style-name="T2">ej, </text:span><text:span text:style-name="T3">a neni </text:span><text:span text:style-name="T2">som bledá.</text:span></text:p>
      <text:p text:style-name="P4"/>
      <text:p text:style-name="P4">([: Červená som, červená, :]</text:p>
      <text:p text:style-name="P4">ej, ako tá kalina;</text:p>
      <text:p text:style-name="P4">[: jednoho sa pridržím, :]</text:p>
      <text:p text:style-name="P4">ej, čo dobrá gazdina.)</text:p>
      <text:p text:style-name="P4"/>
      <text:p text:style-name="P5">[: Varila som, varila, :]</text:p>
      <text:p text:style-name="P5">ej, hrášok pod pokrývkou;</text:p>
      <text:p text:style-name="P5">[: tajila som, tajila, :] </text:p>
      <text:p text:style-name="P5">ej, kým som bola djeukou.</text:p>
      <text:p text:style-name="P5"/>
      <text:p text:style-name="P5">[: Tajila som, tajila, :]</text:p>
      <text:p text:style-name="P5">ej, ale už nebudem;</text:p>
      <text:p text:style-name="P5">[: hotuj, milý, kolísku, :]</text:p>
      <text:p text:style-name="P5">ej, já plienôčky budem.</text:p>
      <text:p text:style-name="P5"/>
      <text:p text:style-name="P5">[: Už do mojich plienočiek, :]</text:p>
      <text:p text:style-name="P5">ej, chlapca povíjajú,</text:p>
      <text:p text:style-name="P5">[: a na tvojej kolíske, :]</text:p>
      <text:p text:style-name="P5">ej, vtáčkovia spievajú.</text:p>
      <text:p text:style-name="P5"/>
      <text:p text:style-name="P5">[: Ej, veď som ich prichystau, :]</text:p>
      <text:p text:style-name="P5">ej, z jedlovýho dreva,</text:p>
      <text:p text:style-name="P5">[: ej, veď mi odkázali, :]</text:p>
      <text:p text:style-name="P5">ej, že sa jej nie treba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1M4S</meta:editing-duration>
    <meta:editing-cycles>4</meta:editing-cycles>
    <meta:generator>OpenOffice/4.1.1$Win32 OpenOffice.org_project/411m6$Build-9775</meta:generator>
    <dc:date>2016-08-24T21:24:48.10</dc:date>
    <meta:document-statistic meta:table-count="0" meta:image-count="0" meta:object-count="0" meta:page-count="1" meta:paragraph-count="33" meta:word-count="150" meta:character-count="792"/>
    <meta:user-defined meta:name="Info 1"/>
    <meta:user-defined meta:name="Info 2"/>
    <meta:user-defined meta:name="Info 3"/>
    <meta:user-defined meta:name="Info 4"/>
  </office:meta>
</office:document-meta>
</file>